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31" style:family="paragraph" style:parent-style-name="Preformatted_20_Text">
      <style:text-properties style:text-line-through-style="none" style:text-line-through-type="none"/>
    </style:style>
    <style:style style:name="P32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33" style:family="paragraph" style:parent-style-name="Preformatted_20_Text">
      <style:text-properties style:text-line-through-style="none" style:text-line-through-type="none" officeooo:paragraph-rsid="0015c8d2"/>
    </style:style>
    <style:style style:name="P34" style:family="paragraph" style:parent-style-name="Standard">
      <style:text-properties style:text-line-through-style="none" style:text-line-through-type="none" officeooo:rsid="001f461d" officeooo:paragraph-rsid="0015c8d2"/>
    </style:style>
    <style:style style:name="P35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36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37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38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39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40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41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42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43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44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45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46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47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48" style:family="paragraph" style:parent-style-name="Preformatted_20_Text">
      <style:text-properties fo:font-weight="normal" officeooo:rsid="005de609" officeooo:paragraph-rsid="005de609" style:font-weight-asian="normal" style:font-weight-complex="normal"/>
    </style:style>
    <style:style style:name="P49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5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5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5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 officeooo:rsid="002e9a33"/>
    </style:style>
    <style:style style:name="T11" style:family="text">
      <style:text-properties officeooo:rsid="002e9a33"/>
    </style:style>
    <style:style style:name="T12" style:family="text">
      <style:text-properties officeooo:rsid="00302cf6"/>
    </style:style>
    <style:style style:name="T13" style:family="text">
      <style:text-properties officeooo:rsid="0030bd50"/>
    </style:style>
    <style:style style:name="T14" style:family="text">
      <style:text-properties officeooo:rsid="00322b59"/>
    </style:style>
    <style:style style:name="T15" style:family="text">
      <style:text-properties officeooo:rsid="003542d5"/>
    </style:style>
    <style:style style:name="T16" style:family="text">
      <style:text-properties officeooo:rsid="0037b362"/>
    </style:style>
    <style:style style:name="T17" style:family="text">
      <style:text-properties officeooo:rsid="003b8194"/>
    </style:style>
    <style:style style:name="T18" style:family="text">
      <style:text-properties officeooo:rsid="003d7aba"/>
    </style:style>
    <style:style style:name="T19" style:family="text">
      <style:text-properties officeooo:rsid="00412861"/>
    </style:style>
    <style:style style:name="T20" style:family="text">
      <style:text-properties officeooo:rsid="0043214e"/>
    </style:style>
    <style:style style:name="T21" style:family="text">
      <style:text-properties officeooo:rsid="004b10af"/>
    </style:style>
    <style:style style:name="T22" style:family="text">
      <style:text-properties officeooo:rsid="0051715c"/>
    </style:style>
    <style:style style:name="T23" style:family="text">
      <style:text-properties officeooo:rsid="00553c11"/>
    </style:style>
    <style:style style:name="T24" style:family="text">
      <style:text-properties officeooo:rsid="00560a35"/>
    </style:style>
    <style:style style:name="T25" style:family="text">
      <style:text-properties officeooo:rsid="0060044f"/>
    </style:style>
    <style:style style:name="T26" style:family="text">
      <style:text-properties officeooo:rsid="0060f82b"/>
    </style:style>
    <style:style style:name="T27" style:family="text">
      <style:text-properties officeooo:rsid="00669117"/>
    </style:style>
    <style:style style:name="T28" style:family="text">
      <style:text-properties officeooo:rsid="006699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31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31"/>
      <text:p text:style-name="P35">- part <text:span text:style-name="T1">3</text:span>: make the evaluated calculation an array, in which each item is calculated by its relative position to an operator<text:span text:style-name="T2">.</text:span></text:p>
      <text:p text:style-name="P37"/>
      <text:p text:style-name="P5">make a variable called "userInput"</text:p>
      <text:p text:style-name="P38"/>
      <text:p text:style-name="P6">let the top display be user input</text:p>
      <text:p text:style-name="P38"/>
      <text:p text:style-name="P7">when a number is pressed, make that value concatenate to userInput</text:p>
      <text:p text:style-name="P5"/>
      <text:p text:style-name="P5"><text:span text:style-name="T3">when an operator is pressed, </text:span><text:span text:style-name="T4">concatenate it to userInput, and </text:span><text:span text:style-name="T3">it will add a " " on both sides.</text:span></text:p>
      <text:p text:style-name="P29">add this to the specific operators, so there can also operators which will not add this in the future</text:p>
      <text:p text:style-name="P5"/>
      <text:p text:style-name="P8">make the clear and clearall functions work on the new userInput variable</text:p>
      <text:p text:style-name="P5"/>
      <text:p text:style-name="P9">make a variable called userInputArr, that splits it on " ".</text:p>
      <text:p text:style-name="P39"/>
      <text:p text:style-name="P30">First I remove all spaces from the string</text:p>
      <text:p text:style-name="P30">then,</text:p>
      <text:p text:style-name="P30">for each element in the string, I want to check first if it can be a number<text:span text:style-name="T6"> or a "."</text:span>.</text:p>
      <text:p text:style-name="P10">if not, I want to check if it is an existing operator. If that is the case I will <text:span text:style-name="T8">push</text:span> everything before that and add it to "userInputArray"<text:span text:style-name="T5">,</text:span></text:p>
      <text:p text:style-name="P11">and then take the current value, and shift that as a next array item.</text:p>
      <text:p text:style-name="P11"/>
      <text:p text:style-name="P12">if value is a number, concat it to currentElement</text:p>
      <text:p text:style-name="P12"/>
      <text:p text:style-name="P12">If value is an operator, push currentElement to inputArray</text:p>
      <text:p text:style-name="P12">then push the <text:span text:style-name="T9">operatorObject array index</text:span> to inputArray</text:p>
      <text:p text:style-name="P12">if an error returns, alert<text:span text:style-name="T7">:</text:span> value ... is invalid. I am vewwy sowwy (◞‸ ◟)💧</text:p>
      <text:p text:style-name="P39"/>
      <text:p text:style-name="P13">when an item is an operator, log the array index</text:p>
      <text:p text:style-name="P39"/>
      <text:p text:style-name="P37"><text:span text:style-name="T10">instead of saving an operator, save the array index of that operator.</text:span><text:span text:style-name="T11"> </text:span></text:p>
      <text:p text:style-name="P37"/>
      <text:p text:style-name="P4">make it possible to<text:span text:style-name="T17"> check</text:span> whether a symbol is a operator, by <text:span text:style-name="T17">evaluating </text:span>the current, previous and next symbol.</text:p>
      <text:p text:style-name="P36"/>
      <text:p text:style-name="P46">// check of the value if it is a number.</text:p>
      <text:p text:style-name="P46">// then check if it is an operator<text:span text:style-name="T19">, using the previous and next value to evaluate that</text:span></text:p>
      <text:p text:style-name="P46">// if it then is not an operator, it might still be a number, because it is a negative number.</text:p>
      <text:p text:style-name="P46">// if none of these, give a console.log</text:p>
      <text:p text:style-name="P45"/>
      <text:p text:style-name="P45"/>
      <text:p text:style-name="P14">make a separate function called "concatNumber", and remove the function from makeInputArray<text:span text:style-name="T16">, so it can be called separately</text:span></text:p>
      <text:p text:style-name="P14"/>
      <text:p text:style-name="P15">add it as an if else to the makeInputArray, <text:span text:style-name="T18">after checking if it is an operator, </text:span>if the symbol is -</text:p>
      <text:p text:style-name="P16"/>
      <text:p text:style-name="P17">edit function<text:span text:style-name="T20"> evaluate</text:span>StringSymbols to <text:span text:style-name="T15">give 3 values</text:span></text:p>
      <text:p text:style-name="P43"/>
      <text:p text:style-name="P14">send 3 variables to makeInputArray</text:p>
      <text:p text:style-name="P44"/>
      <text:p text:style-name="P14">send 3 variables to numberOrOperator</text:p>
      <text:p text:style-name="P44"/>
      <text:p text:style-name="P18">make numberOrOperator work with numbers</text:p>
      <text:p text:style-name="P44"/>
      <text:p text:style-name="P19">make a separate function where each operator is individually checked</text:p>
      <text:p text:style-name="P20">check also, if it is a -, if this is actually a negative number<text:span text:style-name="T21">, then return "number" anyway. otherwise return the array of the operator</text:span></text:p>
      <text:p text:style-name="P14"><text:soft-page-break/></text:p>
      <text:p text:style-name="P14"/>
      <text:p text:style-name="P24">make a function called checkForOperator. in this function all operator signs are written. If it matches with any of those, check the other 2 variables to double check if it is right.</text:p>
      <text:p text:style-name="P37"/>
      <text:p text:style-name="P21">make it so that there are 3 variable accessible within numberOrOperator,</text:p>
      <text:p text:style-name="P21">previousValue, value, nextValue</text:p>
      <text:p text:style-name="P22"/>
      <text:p text:style-name="P22"/>
      <text:p text:style-name="P23">make a function called checkoperator, which gets 3 variables. the current symbol, the previous symbol, and the next symbol.</text:p>
      <text:p text:style-name="P21">with that it</text:p>
      <text:p text:style-name="P37"/>
      <text:p text:style-name="P25">make a function called "orderCalculation"</text:p>
      <text:p text:style-name="P25">that runs through the operators in the right order, and gives the arrayIndex of that operator as an argument<text:span text:style-name="T12">:</text:span></text:p>
      <text:p text:style-name="P26"><text:tab/>for each array item, check if it is an object. if true:</text:p>
      <text:p text:style-name="P27"><text:tab/><text:tab/>* take value, nextValue, previousValue</text:p>
      <text:p text:style-name="P26"><text:tab/><text:tab/>* check <text:span text:style-name="T13">if the operator precedence is 1.</text:span></text:p>
      <text:p text:style-name="P28"><text:tab/><text:tab/>If this is the case, run the operate function<text:span text:style-name="T14">.</text:span></text:p>
      <text:p text:style-name="P23"><text:tab/><text:tab/><text:tab/>for each operator, there will be a different function.</text:p>
      <text:p text:style-name="P42"/>
      <text:p text:style-name="P50">I want the previous and next value to go through the operat<text:span text:style-name="T22">o</text:span>r, and be result.</text:p>
      <text:p text:style-name="P50">then I want to splice<text:span text:style-name="T23"> out the</text:span> index [<text:span text:style-name="T24">0</text:span>] to index [+1]<text:span text:style-name="T24">,</text:span></text:p>
      <text:p text:style-name="P51">then I want to replace index -1 with result</text:p>
      <text:p text:style-name="P47"/>
      <text:p text:style-name="P52">make calculateInOrder also receive an argument that is i</text:p>
      <text:p text:style-name="P49"/>
      <text:p text:style-name="P53">before I run calculateInOrder, I want to make i <text:span text:style-name="T26">1</text:span>, and give it as an argument.</text:p>
      <text:p text:style-name="P48">after<text:span text:style-name="T25"> I have run through 1 object that </text:span><text:span text:style-name="T27">has</text:span><text:span text:style-name="T25"> (i) operator precendence,</text:span> I want to <text:span text:style-name="T28">break</text:span><text:span text:style-name="T25"> the loop, and run the loop again. After I have run through all objects, and none of them has operator precedence (i), I want to --i</text:span></text:p>
      <text:p text:style-name="P48"/>
      <text:p text:style-name="P48">when a doCalculation function has been done, I want to run calculateInOrder again</text:p>
      <text:p text:style-name="P37"/>
      <text:p text:style-name="P40">run the result again through the arrayCalculation, and once it has become 1 value, let ans be the result</text:p>
      <text:p text:style-name="P40"/>
      <text:p text:style-name="P40"/>
      <text:p text:style-name="P41">for every - operator, check if before that, there is a operator.</text:p>
      <text:p text:style-name="P41">check after it if there is a number. If that is the case, go to the next value</text:p>
      <text:p text:style-name="P33"/>
      <text:p text:style-name="P34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16:16:40.820610364</dc:date>
    <meta:editing-duration>PT14H32M54S</meta:editing-duration>
    <meta:editing-cycles>66</meta:editing-cycles>
    <meta:generator>LibreOffice/7.3.7.2$Linux_X86_64 LibreOffice_project/30$Build-2</meta:generator>
    <meta:document-statistic meta:table-count="0" meta:image-count="0" meta:object-count="0" meta:page-count="6" meta:paragraph-count="121" meta:word-count="1202" meta:character-count="6621" meta:non-whitespace-character-count="5489"/>
  </office:meta>
</office:document-meta>
</file>